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64">
      <style:graphic-properties draw:fill="none" draw:stroke="solid" svg:stroke-width="0.00694in" svg:stroke-color="#4472c4" draw:marker-end="a363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9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338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5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5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7">
      <style:graphic-properties draw:fill="none" draw:stroke="solid" svg:stroke-width="0.00694in" svg:stroke-color="#4472c4" draw:marker-end="a356" svg:stroke-opacity="100%" draw:stroke-linejoin="miter" svg:stroke-linecap="butt"/>
    </style:style>
    <style:style style:family="graphic" style:name="a359">
      <style:graphic-properties draw:fill="none" draw:stroke="solid" svg:stroke-width="0.00694in" svg:stroke-color="#4472c4" draw:marker-end="a358" svg:stroke-opacity="100%" draw:stroke-linejoin="miter" svg:stroke-linecap="butt"/>
    </style:style>
    <style:style style:family="graphic" style:name="a37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none" draw:stroke="solid" svg:stroke-width="0.00694in" svg:stroke-color="#4472c4" draw:marker-end="a340" svg:stroke-opacity="100%" draw:stroke-linejoin="miter" svg:stroke-linecap="butt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6">
      <style:graphic-properties draw:fill="none" draw:stroke="solid" svg:stroke-width="0.00694in" svg:stroke-color="#4472c4" draw:marker-end="a345" svg:stroke-opacity="100%" draw:stroke-linejoin="miter" svg:stroke-linecap="but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tellysbilde" presentation:presentation-page-layout-name="Master1-PPL1" draw:id="Slide-256">
        <draw:custom-shape svg:x="2.01389in" svg:y="0.41667in" svg:width="4.80556in" svg:height="5.55256in" draw:id="id63" draw:style-name="a339" draw:name="Rektangel 3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2106in" svg:y1="1.53076in" draw:start-shape="id64" draw:start-glue-point="1" svg:x2="2.65574in" svg:y2="1.53077in" draw:end-shape="id65" draw:end-glue-point="3" draw:id="id66" draw:style-name="a341" draw:name="Rett pilkobling 6">
          <svg:title/>
          <svg:desc/>
        </draw:connector>
        <draw:frame draw:id="id64" draw:style-name="a344" draw:name="TekstSylinder 7" svg:x="0.81091in" svg:y="1.32881in" svg:width="0.71015in" svg:height="0.40391in">
          <draw:text-box>
            <text:p text:style-name="a343" text:class-names="" text:cond-style-name=""><text:span text:style-name="a342" text:class-names="">CLK</text:span></text:p>
          </draw:text-box>
          <svg:title/>
          <svg:desc/>
        </draw:frame>
        <draw:g draw:name="Gruppe 12" draw:id="id67">
          <svg:title/>
          <svg:desc/>
          <draw:custom-shape svg:x="2.65574in" svg:y="0.86154in" svg:width="1.61538in" svg:height="1.33846in" draw:id="id65" draw:style-name="a383" draw:name="Rektangel 3">
            <svg:title/>
            <svg:desc/>
            <text:p text:style-name="a380" text:class-names="" text:cond-style-name=""><text:span text:style-name="a379" text:class-names="">Clk divider</text:span></text:p>
            <text:p text:style-name="a382" text:class-names="" text:cond-style-name=""><text:span text:style-name="a381" text:class-names="">(baudrate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87" draw:style-name="a386" draw:transform="translate(-0.11979in -0.08842in) rotate(-1.5708) translate(2.74416in 1.53077in)" draw:name="Likebent trekant 11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g draw:name="Gruppe 13" draw:id="id68">
          <svg:title/>
          <svg:desc/>
          <draw:custom-shape svg:x="4.27113in" svg:y="3.2782in" svg:width="1.61538in" svg:height="1.33846in" draw:id="id76" draw:style-name="a375" draw:name="Rektangel 14">
            <svg:title/>
            <svg:desc/>
            <text:p text:style-name="a374" text:class-names="" text:cond-style-name=""><text:span text:style-name="a373" text:class-names="">RX data i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85" draw:style-name="a378" draw:transform="translate(-0.11979in -0.08842in) rotate(-1.5708) translate(4.35955in 3.94743in)" draw:name="Likebent trekant 15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onnector draw:type="line" svg:x1="3.18765in" svg:y1="4.31792in" svg:x2="4.27112in" svg:y2="4.31792in" draw:id="id69" draw:style-name="a346" draw:name="Rett pilkobling 21">
          <svg:title/>
          <svg:desc/>
        </draw:connector>
        <draw:frame draw:id="id70" draw:style-name="a349" draw:name="TekstSylinder 22" svg:x="0.97751in" svg:y="3.53774in" svg:width="0.71015in" svg:height="0.70684in">
          <draw:text-box>
            <text:p text:style-name="a348" text:class-names="" text:cond-style-name=""><text:span text:style-name="a347" text:class-names="">Data in</text:span></text:p>
          </draw:text-box>
          <svg:title/>
          <svg:desc/>
        </draw:frame>
        <draw:connector draw:type="standard" svg:x1="1.68766in" svg:y1="3.89116in" draw:start-shape="id70" draw:start-glue-point="1" svg:x2="2.55208in" svg:y2="2.01527in" draw:id="id71" draw:style-name="a350" draw:name="Kobling: vinkel 26">
          <svg:title/>
          <svg:desc/>
        </draw:connector>
        <draw:connector draw:type="standard" svg:x1="1.68765in" svg:y1="3.89116in" draw:start-shape="id70" draw:start-glue-point="1" svg:x2="3.18765in" svg:y2="4.31792in" draw:id="id72" draw:style-name="a351" draw:name="Kobling: vinkel 29">
          <svg:title/>
          <svg:desc/>
        </draw:connector>
        <draw:connector draw:type="line" svg:x1="2.55208in" svg:y1="2.01527in" svg:x2="2.64532in" svg:y2="2.01527in" draw:id="id73" draw:style-name="a352" draw:name="Rett linje 31">
          <svg:title/>
          <svg:desc/>
        </draw:connector>
        <draw:frame draw:id="id74" draw:style-name="a355" draw:name="TekstSylinder 33" svg:x="0.75891in" svg:y="4.63085in" svg:width="0.92874in" svg:height="0.40391in">
          <draw:text-box>
            <text:p text:style-name="a354" text:class-names="" text:cond-style-name=""><text:span text:style-name="a353" text:class-names="">Rst_n</text:span></text:p>
          </draw:text-box>
          <svg:title/>
          <svg:desc/>
        </draw:frame>
        <draw:connector draw:type="standard" svg:x1="1.68765in" svg:y1="4.8328in" draw:start-shape="id74" draw:start-glue-point="1" svg:x2="4.27112in" svg:y2="4.49398in" draw:id="id75" draw:style-name="a357" draw:name="Kobling: vinkel 36">
          <svg:title/>
          <svg:desc/>
        </draw:connector>
        <draw:connector draw:type="line" svg:x1="5.88651in" svg:y1="3.94743in" draw:start-shape="id76" draw:start-glue-point="1" svg:x2="7.0531in" svg:y2="3.95955in" draw:end-shape="id77" draw:end-glue-point="3" draw:id="id78" draw:style-name="a359" draw:name="Rett pilkobling 41">
          <svg:title/>
          <svg:desc/>
        </draw:connector>
        <draw:frame draw:id="id77" draw:style-name="a362" draw:name="TekstSylinder 42" svg:x="7.0531in" svg:y="3.7576in" svg:width="1.21183in" svg:height="0.40391in">
          <draw:text-box>
            <text:p text:style-name="a361" text:class-names="" text:cond-style-name=""><text:span text:style-name="a360" text:class-names="">Data out</text:span></text:p>
          </draw:text-box>
          <svg:title/>
          <svg:desc/>
        </draw:frame>
        <draw:connector draw:type="line" svg:x1="5.88651in" svg:y1="3.55256in" svg:x2="7.0531in" svg:y2="3.55566in" draw:end-shape="id79" draw:end-glue-point="3" draw:id="id80" draw:style-name="a364" draw:name="Rett pilkobling 47">
          <svg:title/>
          <svg:desc/>
        </draw:connector>
        <draw:frame draw:id="id79" draw:style-name="a367" draw:name="TekstSylinder 48" svg:x="7.0531in" svg:y="3.3537in" svg:width="1.44549in" svg:height="0.40391in">
          <draw:text-box>
            <text:p text:style-name="a366" text:class-names="" text:cond-style-name=""><text:span text:style-name="a365" text:class-names="">Data ready</text:span></text:p>
          </draw:text-box>
          <svg:title/>
          <svg:desc/>
        </draw:frame>
        <draw:connector draw:type="line" svg:x1="4.27112in" svg:y1="1.53077in" draw:start-shape="id65" draw:start-glue-point="1" svg:x2="4.51563in" svg:y2="1.53076in" draw:id="id81" draw:style-name="a368" draw:name="Rett linje 24">
          <svg:title/>
          <svg:desc/>
        </draw:connector>
        <draw:connector draw:type="line" svg:x1="4.53125in" svg:y1="1.53076in" svg:x2="4.53125in" svg:y2="2.67188in" draw:id="id82" draw:style-name="a369" draw:name="Rett linje 26">
          <svg:title/>
          <svg:desc/>
        </draw:connector>
        <draw:connector draw:type="line" svg:x1="4.51563in" svg:y1="2.66146in" svg:x2="4.02083in" svg:y2="2.66146in" draw:id="id83" draw:style-name="a370" draw:name="Rett linje 28">
          <svg:title/>
          <svg:desc/>
        </draw:connector>
        <draw:connector draw:type="line" svg:x1="4.02083in" svg:y1="2.67188in" svg:x2="4.02083in" svg:y2="3.89116in" draw:id="id84" draw:style-name="a371" draw:name="Rett linje 30">
          <svg:title/>
          <svg:desc/>
        </draw:connector>
        <draw:connector draw:type="line" svg:x1="4.02083in" svg:y1="3.89116in" svg:x2="4.27113in" svg:y2="3.94743in" draw:end-shape="id85" draw:end-glue-point="2" draw:id="id86" draw:style-name="a372" draw:name="Rett linje 3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345" svg:viewBox="0 0 20 30" svg:d="m10 0-10 30h20z"/>
    <draw:marker draw:name="a358" svg:viewBox="0 0 20 30" svg:d="m10 0-10 30h20z"/>
    <draw:marker draw:name="a363" svg:viewBox="0 0 20 30" svg:d="m10 0-10 30h20z"/>
    <draw:marker draw:name="a340" svg:viewBox="0 0 20 30" svg:d="m10 0-10 30h20z"/>
    <draw:marker draw:name="a356" svg:viewBox="0 0 20 30" svg:d="m10 0-10 30h20z"/>
    <draw:stroke-dash draw:name="a338" draw:style="rect" draw:dots1="1" draw:dots1-length="0.05903in" draw:distance="0.0590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ssholder for tit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k for å redigere tittelstil</text:span></text:p>
        </draw:text-box>
        <svg:title/>
        <svg:desc/>
      </draw:frame>
      <draw:frame draw:id="id1" presentation:style-name="a19" draw:name="Plassholder f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 for å redigere tekststiler i mal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re ni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å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ssholder for dato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.11.2023</text:date></text:span></text:p>
        </draw:text-box>
        <svg:title/>
        <svg:desc/>
      </draw:frame>
      <draw:frame draw:id="id3" presentation:style-name="a26" draw:name="Plassholder for bunn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ssholder for lysbilde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tellysbilde" style:page-layout-name="pageLayout1" draw:style-name="a30">
      <draw:frame draw:id="id5" presentation:style-name="a33" draw:name="Tit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k for å redigere tittelstil</text:span></text:p>
        </draw:text-box>
        <svg:title/>
        <svg:desc/>
      </draw:frame>
      <draw:frame draw:id="id6" presentation:style-name="a36" draw:name="Undertit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 for å redigere undertittelstil i malen</text:span></text:p>
        </draw:text-box>
        <svg:title/>
        <svg:desc/>
      </draw:frame>
      <draw:frame draw:id="id7" presentation:style-name="a40" draw:name="Plassholder for dato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3.11.2023</text:date></text:span></text:p>
        </draw:text-box>
        <svg:title/>
        <svg:desc/>
      </draw:frame>
      <draw:frame draw:id="id8" presentation:style-name="a43" draw:name="Plassholder for bunn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ssholder for lysbilde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tel-og-innhold" style:page-layout-name="pageLayout1" draw:style-name="a47">
      <draw:frame draw:id="id10" presentation:style-name="a50" draw:name="Tit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k for å redigere tittelstil</text:span></text:p>
        </draw:text-box>
        <svg:title/>
        <svg:desc/>
      </draw:frame>
      <draw:frame draw:id="id11" presentation:style-name="a66" draw:name="Plassholder for innhol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 for å redigere tekststiler i mal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Andre nivå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ssholder for dato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3.11.2023</text:date></text:span></text:p>
        </draw:text-box>
        <svg:title/>
        <svg:desc/>
      </draw:frame>
      <draw:frame draw:id="id13" presentation:style-name="a73" draw:name="Plassholder for bunn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ssholder for lysbilde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Deloverskrift" style:page-layout-name="pageLayout1" draw:style-name="a77">
      <draw:frame draw:id="id15" presentation:style-name="a80" draw:name="Tit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k for å redigere tittelstil</text:span></text:p>
        </draw:text-box>
        <svg:title/>
        <svg:desc/>
      </draw:frame>
      <draw:frame draw:id="id16" presentation:style-name="a84" draw:name="Plassholder f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88" draw:name="Plassholder for dato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3.11.2023</text:date></text:span></text:p>
        </draw:text-box>
        <svg:title/>
        <svg:desc/>
      </draw:frame>
      <draw:frame draw:id="id18" presentation:style-name="a91" draw:name="Plassholder for bunn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ssholder for lysbilde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o-innholdsdeler" style:page-layout-name="pageLayout1" draw:style-name="a95">
      <draw:frame draw:id="id20" presentation:style-name="a98" draw:name="Tit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k for å redigere tittelstil</text:span></text:p>
        </draw:text-box>
        <svg:title/>
        <svg:desc/>
      </draw:frame>
      <draw:frame draw:id="id21" presentation:style-name="a114" draw:name="Plassholder for innhol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 for å redigere tekststiler i mal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Andre nivå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ssholder for innhol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ssholder for dato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3.11.2023</text:date></text:span></text:p>
        </draw:text-box>
        <svg:title/>
        <svg:desc/>
      </draw:frame>
      <draw:frame draw:id="id24" presentation:style-name="a137" draw:name="Plassholder for bunn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ssholder for lysbilde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Sammenligning" style:page-layout-name="pageLayout1" draw:style-name="a141">
      <draw:frame draw:id="id26" presentation:style-name="a144" draw:name="Tit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k for å redigere tittelstil</text:span></text:p>
        </draw:text-box>
        <svg:title/>
        <svg:desc/>
      </draw:frame>
      <draw:frame draw:id="id27" presentation:style-name="a148" draw:name="Plassholder f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64" draw:name="Plassholder for innhol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 for å redigere tekststiler i mal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Andre nivå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ssholder f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184" draw:name="Plassholder for innhol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 for å redigere tekststiler i mal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Andre nivå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ssholder for dato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3.11.2023</text:date></text:span></text:p>
        </draw:text-box>
        <svg:title/>
        <svg:desc/>
      </draw:frame>
      <draw:frame draw:id="id32" presentation:style-name="a191" draw:name="Plassholder for bunn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ssholder for lysbilde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Bare-tittel" style:page-layout-name="pageLayout1" draw:style-name="a195">
      <draw:frame draw:id="id34" presentation:style-name="a198" draw:name="Tit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k for å redigere tittelstil</text:span></text:p>
        </draw:text-box>
        <svg:title/>
        <svg:desc/>
      </draw:frame>
      <draw:frame draw:id="id35" presentation:style-name="a202" draw:name="Plassholder for dato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3.11.2023</text:date></text:span></text:p>
        </draw:text-box>
        <svg:title/>
        <svg:desc/>
      </draw:frame>
      <draw:frame draw:id="id36" presentation:style-name="a205" draw:name="Plassholder for bunn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ssholder for lysbilde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t" style:page-layout-name="pageLayout1" draw:style-name="a209">
      <draw:frame draw:id="id38" presentation:style-name="a213" draw:name="Plassholder for dato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3.11.2023</text:date></text:span></text:p>
        </draw:text-box>
        <svg:title/>
        <svg:desc/>
      </draw:frame>
      <draw:frame draw:id="id39" presentation:style-name="a216" draw:name="Plassholder for bunn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ssholder for lysbilde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nhold-med-tekst" style:page-layout-name="pageLayout1" draw:style-name="a220">
      <draw:frame draw:id="id41" presentation:style-name="a223" draw:name="Tit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k for å redigere tittelstil</text:span></text:p>
        </draw:text-box>
        <svg:title/>
        <svg:desc/>
      </draw:frame>
      <draw:frame draw:id="id42" presentation:style-name="a239" draw:name="Plassholder for innhol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 for å redigere tekststiler i mal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Andre nivå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edje nivå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ssholder f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47" draw:name="Plassholder for dato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3.11.2023</text:date></text:span></text:p>
        </draw:text-box>
        <svg:title/>
        <svg:desc/>
      </draw:frame>
      <draw:frame draw:id="id45" presentation:style-name="a250" draw:name="Plassholder for bunn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ssholder for lysbilde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e-med-tekst" style:page-layout-name="pageLayout1" draw:style-name="a254">
      <draw:frame draw:id="id47" presentation:style-name="a257" draw:name="Tit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k for å redigere tittelstil</text:span></text:p>
        </draw:text-box>
        <svg:title/>
        <svg:desc/>
      </draw:frame>
      <draw:frame draw:id="id48" presentation:style-name="a260" draw:name="Plassholder for bild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ssholder f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268" draw:name="Plassholder for dato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3.11.2023</text:date></text:span></text:p>
        </draw:text-box>
        <svg:title/>
        <svg:desc/>
      </draw:frame>
      <draw:frame draw:id="id51" presentation:style-name="a271" draw:name="Plassholder for bunn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ssholder for lysbilde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Loddrett-tekst" style:page-layout-name="pageLayout1" draw:style-name="a275">
      <draw:frame draw:id="id53" presentation:style-name="a278" draw:name="Tit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k for å redigere tittelstil</text:span></text:p>
        </draw:text-box>
        <svg:title/>
        <svg:desc/>
      </draw:frame>
      <draw:frame draw:id="id54" presentation:style-name="a294" draw:name="Plassholder for loddrett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 for å redigere tekststiler i mal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Andre nivå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edje nivå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ssholder for dato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3.11.2023</text:date></text:span></text:p>
        </draw:text-box>
        <svg:title/>
        <svg:desc/>
      </draw:frame>
      <draw:frame draw:id="id56" presentation:style-name="a301" draw:name="Plassholder for bunn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ssholder for lysbilde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drett-tittel-og-tekst" style:page-layout-name="pageLayout1" draw:style-name="a305">
      <draw:frame draw:id="id58" presentation:style-name="a308" draw:name="Loddrett tit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k for å redigere tittelstil</text:span></text:p>
        </draw:text-box>
        <svg:title/>
        <svg:desc/>
      </draw:frame>
      <draw:frame draw:id="id59" presentation:style-name="a324" draw:name="Plassholder for loddrett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 for å redigere tekststiler i mal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Andre nivå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ssholder for dato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3.11.2023</text:date></text:span></text:p>
        </draw:text-box>
        <svg:title/>
        <svg:desc/>
      </draw:frame>
      <draw:frame draw:id="id61" presentation:style-name="a331" draw:name="Plassholder for bunn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ssholder for lysbilde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sjon</dc:title>
    <meta:initial-creator>Georg Bøni Hofstad</meta:initial-creator>
    <dc:creator>Georg Bøni Hofstad</dc:creator>
    <meta:creation-date>2023-11-03T13:01:03Z</meta:creation-date>
    <dc:date>2023-11-03T13:16:50Z</dc:date>
    <meta:editing-cycles>1</meta:editing-cycles>
    <meta:editing-duration>PT823S</meta:editing-duration>
    <meta:document-statistic meta:paragraph-count="8" meta:word-count="18"/>
  </office:meta>
</office:document-meta>
</file>